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office:value-type="string" calcext:value-type="string">
            <text:p>Βλασίου Ιερομάρτυρος επισκόπου Σεβαστείας και Βλασίου εξ Ακαρνανίας, Οσιοτάτης βασιλίσσης Θεοδώρας, Νεομάρτυρος Γεωργίου του Σέρβου, Οσίων Δημητρίου και Κασσιανού, των εκ Ρωσίας, Οσίου Γρηγορίου του Σιναΐτου, Μνήμη των αγίων δύο Παίδων και των επτά γυναικών Μαρτύρων, Αγίου Γαβριήλ του βασιλέως, Η εύρεσις των ιερών λειψάνων του αγίου Ζαχαρίου, Ανάμνησις του θαύματος της ιεράς εικόνος της Υπεραγίας Θεοτόκου εν Πάργα</text:p>
          </table:table-cell>
          <table:table-cell office:value-type="string" calcext:value-type="string">
            <text:p>Αυγερινός (Αυγέρας, Αυγέρης, Αυγίτης), Αυγερινή (Αβα, Αυγή, Αυγερού), Βλάσιος (Βλάσης, Βλάσος), Βλασία, Θεόδωρος (Δώρης, Θοδωρής, Θόδωρος, Θώδης, Θώδος), Θεοδώρα (Δώρα, Θοδώρα, Ντόρ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office:value-type="string" calcext:value-type="string">
            <text:p>Μελετίου Αντιοχείας, Αντωνίου Κωνσταντινουπόλεως, Μαρτύρων Πρίμας, Αμπλία, Δατίβου, Πλωτίνου, Σατορνίνου, Φαβίου, Φήλικος και των συν αυτοίς, Μαρτύρων Ιουλιανού και Μοδέστου, Οσιομαρτύρων Λουκά και Νικολάου και των συν αυτοίς μαρτυρησάντων, Οσιομάρτυρος Ιωάννου του Σιναΐτου, Νεομάρτυρος Χρίστου Κηπουρού, του εν Κωνσταντινουπόλει, Οσίας Μαρίας, της μετονομασθείσης Μαρίνος, Οσίων Ευγενίου και Προχόρου του εκ Γεωργίας, Οσίου Αλεξίου αρχιεπισκόπου Μόσχας του Θαυματουργού, Οσίου Μελετίου επισκόπου Χαρκώβ, Ιερομάρτυρος Αλεξίου επισκόπου Βορονέζ, Ιερομάρτυρος Μητροφάνους του εκ Ρωσίας, Αγίου Βασιανού του Ούγκλιχ, Σισινίου Επισκόπου Θέου, Εγκαίνια του ναού της Υπεραγίας Θεοτόκου εις Πούσγην, Σύναξη Υπεραγίας Θεοτόκου της Ιβηριτίσσης</text:p>
          </table:table-cell>
          <table:table-cell office:value-type="string" calcext:value-type="string">
            <text:p>Μελέτιος (Μελέτης), Μελετία (Μελετίνα), Πλωτίνος (Πλωτός), Πλωτίνη (Πλωτή, Πλωτίνα)</text:p>
          </table:table-cell>
          <table:table-cell/>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office:value-type="string" calcext:value-type="string">
            <text:p>Ακύλλα και Πρίσκιλλας αποστόλων, Ευλογίου αρχιεπισκόπου Αλεξανδρείας, Των Αγίων Μαρτύρων Πατρός και Υιού, Οσίων Αβραάμη, Μαρτινιανού και Συμεώνος του μυροβλήτου κτίτορος της εν Άθω σεβασμιωτάτης μονής του «Χιλανδαρίου», Γεωργίου αρχιεπισκόπου Λευκορωσίας, Οσίας Σεραφείμας της εκ Ρωσίας, Εγκαίνια Ιερού Ναού της Θεοτόκου και της Αγίας Θέκλας εν τω όρει Ποσαλέως</text:p>
          </table:table-cell>
          <table:table-cell office:value-type="string" calcext:value-type="string">
            <text:p>Ακύλας, Ακυλίνη (Ακυλήνη, Ακυλίνα), Πρίσκιλλα (Πρισίλλα)</text:p>
          </table:table-cell>
          <table:table-cell/>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office:value-type="string" calcext:value-type="string">
            <text:p>Οσίων Αυξεντίου του εν των Όρει, Αυξεντίου του εν Κατιρλίω, Ισαακίου του εγκλείστου, Αβραάμ, Μάρωνος, Ιερομαρτύρων Φιλήμονος και Φιλίππου επισκόπων Γάζης, Ιερομάρτυρος Αγάθωνος, Οσιομάρτυρος Νικολάου του εκ Τραπεζούντος, Οσίου Ιλαρίωνος του Ιβηρίτου, Ουαλεντίνου Ιερομάρτυρος και Ουαλεντίνου επισκόπου, Μαρτύρων Πρόκλου, Απολλωνίου και Εφηβίου, Μαρτύρων Βασσίου, Αντωνίου και Πρωτολίκου, Νεομαρτύρων Νικολάου του Κορινθίου, Δαμιανού οσίου του νέου, κτίτορος της εν Δημητριάδι (Κισσάβω) ιεράς Μονής Τιμίου Προδρόμου και Γεωργίου ράπτου, του εκ Μυτιλήνης, Μετακομιδή των ιερών λειψάνων Μιχαήλ του πρίγκηπος και Θεοδώρου, των εκ Ρωσίας</text:p>
          </table:table-cell>
          <table:table-cell office:value-type="string" calcext:value-type="string">
            <text:p>Βαλεντίων (Βαλεντίνος, Βαλεντίνο, Ντίνος), Βαλεντίνη (Βαλεντίνα, Ντίνα)</text:p>
          </table:table-cell>
          <table:table-cell/>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office:value-type="string" calcext:value-type="string">
            <text:p>Ονησίμου αποστόλου, Οσίων Ευσεβίου, Παφνουτίου του Εγκλείστου, Δαλματίου του εκ Σιβηρίας, Ανθίμου (Βαγιάνου) εν Χίω, Μάρτυρος Μαΐωρος, Αγίου νεομάρτυρος Ιωάννου του εκ Θεσσαλονίκης, Σύναξη Αποστόλου και Ευαγγελιστού Ιωάννου, Σύναξη Υπεραγίας Θεοτόκου εν Βιλένσκ, Σύναξη Υπεραγίας Θεοτόκου εν Δαλματία, Σύναξη Υπεραγίας Θεοτόκου εν Βενσκ</text:p>
          </table:table-cell>
          <table:table-cell office:value-type="string" calcext:value-type="string">
            <text:p>Ευσέβιος (Ευσέβης), Ευσεβεία (Σέβη)</text:p>
          </table:table-cell>
          <table:table-cell/>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office:value-type="string" calcext:value-type="string">
            <text:p>Παμφίλου μάρτυρος και των συν αυτώ, Φλαβιανού Οσίου του εν τω Βουνώ και Φλαβιανού πατριάρχου Κωνσταντινουπόλεως, Μαρτύρων Δανιήλ, Ηλία, Ησαΐου, Θεοδούλου, Ιερεμίου, Ιουλιανού, Ουάλη, Παύλου, Παμφίλου, Πορφυρίου, Σαμουήλ, Σελεύκου και πάντων των εν Περσία (Μαρτυρουπόλει) μαρτυρησάντων, Οσίου Μαρουθά του εγείραντος την πόλιν επί τω ονόματι των εν Περσία Μαρτύρων, Ιερομάρτυρος Ηλία του εκ Ρωσίας, Οσιομάρτυρος Ρωμανού, Αγίου μάρτυρος Τάνκο, επισκόπου Βέρντεν, Σύναξις της Υπεραγίας Θεοτόκου εν Κύπρω</text:p>
          </table:table-cell>
          <table:table-cell office:value-type="string" calcext:value-type="string">
            <text:p>Πάμφιλος, Παμφίλη (Παμφύλη), Σέλευκος, Σελεύκα (Σελεύκεια, Σελεύ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office:value-type="string" calcext:value-type="string">
            <text:p>Τελώνου και Φαρισαίου, Μεγαλομάρτυρος Θεοδώρου του Τήρωνος, Μαριάμνης της «ισαποστόλου» αδελφής Φιλίππου αποστόλου, Αυξιβίου επισκόπου Σόλων Κύπρου, Ρωμύλου, Σεκουνδιανού, Δονάτου και των συν αυτοίς μαρτυρησάντων, Μάρτυρος Θεοδούλου, Των ευσεβών βασιλέων Μαρκιανού και Πουλχερίας της παρθένου, Ερμογένους πατριάρχου Μόσχας, Οσίου Θεοδώρου του εκ Ρωσίας, Αγίου Ευαγρίου του εκ Γεωργίας, Οσίων Θεοδοσίου και Ρωμανού των εκ Τυρνόβου, Οσίου Βαρνάβα της Γεθσημανή, Οσίων Θεοστηρίκτου, Ευξιφίου Α' επισκόπου Σολέας Αλαμανίας Κύπρου του θαυματουργού, Νεομαρτύρων Θεοδώρου του Βυζαντίου του εν Μυτιλήνη και Μιχαήλ, του εν Αδριανουπόλει, Η εύρεσις των λειψάνων του αγίου Μηνά του Καλλικελάδου</text:p>
          </table:table-cell>
          <table:table-cell office:value-type="string" calcext:value-type="string">
            <text:p>Θεόδωρος (Δώρης, Θοδωρής, Θόδωρος, Θώδης, Θώδος), Θεοδώρα (Δώρα, Θοδώρα, Ντόρα), Χλό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office:value-type="string" calcext:value-type="string">
            <text:p>Λέοντος πάπα Ρώμης, Αγαπητού επισκόπου Σινάου του ομολογητού και θαυματουργού, Μαρτύρων Αγρίππα, Βικτωρίνου, Δωροθέου και Θεοδούλου, Μαρτύρων Διδύμου, Νεμεσίου και Ποταμίου των Κυπρίων, Μαρτύρων Λουκίου, Σιλβανού, Ρουτουλίου, Κλασσικου, Σεκουνδίνου, Φρουκτουλίου και Μαξίμου, Μάρτυρος Πιουλίου, Λέοντος και Παρηγορίου των εν Πατάροις και Πιουλίου, Νικολάου Πατριάρχου Γεωργίας, Οσίου Κοσμά του εκ Ρωσίας</text:p>
          </table:table-cell>
          <table:table-cell office:value-type="string" calcext:value-type="string">
            <text:p>Αγαπητός, Αγαπητή, Λέων (Λέοντας, Λεοντάρης, Λεοντάριος, Λεοντόκαρδ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office:value-type="string" calcext:value-type="string">
            <text:p>Φιλοθέης Αθηναίας, Αποστόλων Αρχίππου, Φιλήμονος και Απφίας, Μαρτύρων Ασκληπιοδότης, Ησυχίου, Θεοδότου, Μαξίμου και Πολύευκτου, Ιερομάρτυρος Νικήτα, του Ηπειρώτου, Ιερομάρτυρος Γαβίνου, Οσίων Ευγενίου και Μακαρίου των ομολογητών, Κόνωνος του εν Ιορδάνη και Ραβουλά του συστησαμένου την ομώνυμον Μονήν, Οσίας Μαρίας του Όλονετς, Οσίου Σωφρονίου, Αγίου Ιαροσλάβου του Σοφού</text:p>
          </table:table-cell>
          <table:table-cell office:value-type="string" calcext:value-type="string">
            <text:p>Φιλόθεος, Φιλοθέη (Φιλοθέ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office:value-type="string" calcext:value-type="string">
            <text:p>Αγάθωνος πάπα Ρώμης και Οσίου Αγάθωνος του θαυματουργού, Ανιανού επισκόπου Αλεξανδρείας, Λέοντος επισκόπου Κατάνης του θαυματουργού, Σαδώκ ιερομάρτυρος επισκόπου και των συν αυτώ 128 μαρτύρων των εν Περσία, Μαρτύρων Διδύμου, Ποταμίου και Νεμεσίου των Κυπρίων, Οσίων Κινδέου επισκόπου Πισιδίας, Βησσαρίωνος του Θαυματουργού και Πλωτίνου, Οσίας Μιλδρέδης της εκ Βρεττανίας, Οσιομάρτυρος Μακαρίου και των συν αυτώ αναιρεθέντων, Κορνηλίου Ιερομάρτυρα του εκ Ρωσίας, Αγίου Ευτροπίου, Αγίας μάρτυρος Μαργαρίτας, Σύναξις της Υπεραγίας Θεοτόκου εν Κοζελσκάμσκ της Ρωσίας</text:p>
          </table:table-cell>
          <table:table-cell office:value-type="string" calcext:value-type="string">
            <text:p>[Ανεπίσημα] Αγάθων (Αγάθωνας), Αγαθή (Αγαθία, Αγαθώ)</text:p>
          </table:table-cell>
          <table:table-cell/>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office:value-type="string" calcext:value-type="string">
            <text:p>Ευσταθίου αρχιεπισκόπου Αντιοχείας, Ζαχαρίου πατριάρχου Ιεροσολύμων, Ιωάννου Γ' πατριάρχου Κωνσταντινουπόλεως του από Σχολαστικών, Μαρτύρων Βερουλίου, Σεκουνδίνου, Σιρικίου, Φελισίου, Σερβούλου, Σατουρνίνου, Φορτουνάτου και των συν αυτοίς μαρτυρησάντων, Μαξιμιανού, αρχιεπισκόπου Ραβέννης, Γεωργίου επισκόπου Αμάστριος, Οσίου Τιμοθέου του εν Συμβόλοις, Ανατολίου του εκ Ραϊθούς και Ανδρέου του εκ Μυτιλήνης των Ιεροσολυμιτών</text:p>
          </table:table-cell>
          <table:table-cell office:value-type="string" calcext:value-type="string">
            <text:p>[Ανεπίσημα] Ζαχαρίας (Ζάκης, Ζάχαρης, Ζάχαρος), Ζαχάρω (Ζάκι, Ζαχαρένια)</text:p>
          </table:table-cell>
          <table:table-cell/>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office:value-type="string" calcext:value-type="string">
            <text:p>Μαρτύρων Ανθούσης, Αρίστου επισκόπου Αρσινόης (Κύπρου) και Συνετού, Τελεσφόρου επισκόπου Ρώμης, Οσίων Αθανασίου ομολογητού του εν Παυλοπετρείω, Βαραδάτου, Βλασίου επισκόπου, Θαλασσίου και Λιμναίου του ελεήμονος, Η εύρεσις των λειψάνων των αγίων Αποστόλων Ανδρονίκου και Ιουνίας, Αγίων εννέα Μαρτύρων εν Γεωργία, Νεομάρτυρος Θεοκτίστης του Βορονέζ, Οσίου Γερμανού του εκ Ρωσίας</text:p>
          </table:table-cell>
          <table:table-cell office:value-type="string" calcext:value-type="string">
            <text:p>Ανθούσα (Ανθούση), Θαλάσσιος (Θαλάσσης, Θαλασσινός), Θαλασσία (Θάλασσα, Θαλασσινή)</text:p>
          </table:table-cell>
          <table:table-cell/>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office:value-type="string" calcext:value-type="string">
            <text:p>Πολυκάρπου ιερομάρτυρος επισκόπου Σμύρνης, Αγίων εβδομήκοντα τριών Μαρτύρων, Μαρτύρων Θεής και Κλήμεντος, Οσιομάρτυρος Δαμιανού του εν Λαρίση, Οσίων Αντιόχου, Αντωνίνου, Ιωάννου και Μωυσέως, Γοργονίας, Δαμιανού, Ζεβινά, Πολυχρονίου, Μωυσέως και Δαμιανού εν τη «Νέα Σαμαρεία» της μονής Εσφιγμένου ασκήσαντος, Οσίου Μωυσέως του εκ Ρωσίας</text:p>
          </table:table-cell>
          <table:table-cell office:value-type="string" calcext:value-type="string">
            <text:p>Πολύκαρπος (Πολυκάρπης), Πολυκαρπία (Πολυκάρπη), 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office:value-type="string" calcext:value-type="string">
            <text:p>Του Ασώτου, Α' και Β' εύρεσις κεφαλής Προδρόμου, Οσίου Ιωάννου του Θεριστού, Οσίου Μποϊζίλ του εκ Σκωτίας, Αγίου Εθελμπέρτου βασιλέως της Αγγλίας, Οσίου Εράσμου του εκ Ρωσίας</text:p>
          </table:table-cell>
          <table:table-cell office:value-type="string" calcext:value-type="string">
            <text:p>[Ανεπίσημα] Έρασμος, Ερασμ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office:value-type="string" calcext:value-type="string">
            <text:p>Ταρασίου Πατριάρχου Κωνσταντινουπόλεως, Ιερομάρτυρος Ρηγίνου, επισκόπου Σκοπέλου, Αντωνίου Σάρδεων και Θεοδώρου «του δια Χριστού σαλού», Αλεξάνδρου μάρτυρος του εν Δριζιπάροις, Ιερομάρτυρος Μαρκέλλου επισκόπου Αιπείας Κύπρου</text:p>
          </table:table-cell>
          <table:table-cell office:value-type="string" calcext:value-type="string">
            <text:p>Ρηγίνος (Ρήγας, Ρήγος), Ρηγίνη (Ρεγγίνα, Ρεγίνα, Ρηγίλη, Ρηγίνα, Ρήγισσα, Ρηγούλα, Ρήγω), Ταράσιος (Ταράσης), Ταρασία (Ταρσή, Ταρσ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office:value-type="string" calcext:value-type="string">
            <text:p>Mεγαλομάρτυρος Φωτεινής της Σαμαρείτιδος και των συν αυτή Μαρτύρων: Ανατολής, Βίκτωρος του στρατηλάτου, Ιωσή, Κυριακής, Παρασκευής, Φωτίδος, Φωτεινού, Φωτούς και Θεοκλήτου του φαρμακού, Μαρτύρων Βίκτωρος και Χριστοδούλου, Πορφυρίου επισκόπου Γάζης του Θεσσαλονικέως, Ιωάννου του Κάλφα, Σεβαστιανού δουκός και Χριστοδούλου, Νικολάου του «Κατοπινού», Μνήμη της εις πρεσβύτερον χειροτονίας του αγίου Ιωάννου του Χρυσοστόμου, Θεοδοσίου επισκόπου Νόβγκοροντ, Οσίου Σεβαστιανού του εκ Ρωσίας, Σύναξη Υπεραγίας Θεοτόκου εν Κιέβω</text:p>
          </table:table-cell>
          <table:table-cell office:value-type="string" calcext:value-type="string">
            <text:p>Πορφύριος (Πορφύρης, Πορφυρός), Πορφυρία (Πορφύρα, Πορφυρή, Πορφυρώ), Σεβαστιανός (Σεβαστίνος, Σεβαστός, Σέβης, Σέβος), Σεβαστιανή (Σεβαστή, Σεβαστινή, Σέβη), Φώτιος (Φωτεινός, Φώτης, Φώτις), Φωτεινή (Φαίη, Φώτα, Φωτή, Φωτίκα, Φωτίκω, Φώτω, Φώφη, Φωφ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office:value-type="string" calcext:value-type="string">
            <text:p>Προκοπίου Δεκαπολίτου, Μαρτύρων Γελασίου του μίμου, Νησίου και Τιμοθέου του οσίου, Μαρτύρων Αβουνδαντίου, Αλεξάνδρου, Αντιγόνου, Καλανού, Ιανουαρίου, Μακαρίου, Σεβηριανού, Τιτιανού, Φορτουνίωνος και των συν αυτών, Νεομάρτυρος Ηλία του Τραπεζουντίου, Οσίων Ασκληπιού και Ιακώβου, Οσίων Θαλλελαίου, Στεφάνου του γηροκόμου και Τιμοθέου του εν Καισαρεία, Λεάνδρου επισκόπου Σεβίλλης, Οσίου Τίτου του εκ Ρωσίας, Οσίου Φωτίου του εκ Ρωσίας, Ραφαήλ επισκόπου</text:p>
          </table:table-cell>
          <table:table-cell office:value-type="string" calcext:value-type="string">
            <text:p>Ασκληπιός, Ασκληπιάς (Ασκληπιάδα), Νήσιος (Νήσης), Νήσ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office:value-type="string" calcext:value-type="string">
            <text:p>Τσικνοπέμπτη, Οσίου Βασιλείου ομολογητού, Ιερομάρτυρος Προτερίου, αρχιεπισκόπου Αλεξανδρείας, Μνήμη των αγίων εξ Μαρτύρων, των εξ Αιγύπτου, Μαρτύρων Αβιρκίου, Νέστορος, Μακαρίου, Ρουφίνου, Ιούστου, Θεοφίλου, Καιραλίου, Πουπουλίου, Γαΐου και Σεραπίωνος, Νεομάρτυρος Κυράννας της εκ Βυσσώκας Θεσσαλονίκης, Οσίων Ευβούλου και Νυμφά των «αποστόλων», Βάρσου επισκόπου Δαμασκού, Κύρας και Μαράνας των οσίων και «ευγενών ασκητριών», Οσίου Γερμανού του εκ Ρουμανίας, Αγίου Νικολάου του Πσκωφ, Οσίου Θεοστηρίκτου, Αγίου Ιαροσλάβου του Σοφού, Μνήμη Μεγάλου Σεισμού, Μνήμη των αγίων τεσσαράκοντα χιλιάδων μαρτύρων</text:p>
          </table:table-cell>
          <table:table-cell office:value-type="string" calcext:value-type="string">
            <text:p>Κασσιανός (Κάσης, Κασιανός, Κάσιος, Κάσος, Κάσσης, Κάσσιος, Κάσσος), Κασσιανή (Κασία, Κασιανή, Κασσία, Κάσσυ), Κύρος (Κύρης), Κύρα (Κυρά, Κυράτσα, Κυράτση, Κυρατσούδα, Κυράτσω), Μαριάνν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office:value-type="string" calcext:value-type="string">
            <text:p>Οσιομάρτυρος Ευδοκίας, Μαρτύρων Αντωνίου, Μαρκέλλου, Σιλβέστρου, Σωφρονίου, Αγαπίου, Νικηφόρου, Χαρισίου και Νεστοριανού, Μαρτύρων Γερβασίου και Λέοντος αυταδέλφων, Οσιομάρτυρος Αντωνίνης της εκ Ρωσίας, Οσίων Αγαπίου και Ευδόκιμου των εν Άθω και Δομνίνης της νέας, Οσίου Συνεσίου του εν Λύση της Κύπρου, Δαβίδ αρχιεπισκόπου και προστάτου της Ουαλίας, Οσίων Λουκά του εκ Σικελίας, Μαρτυρίου και Μεθοδίου των εκ Ρωσίας, Νεομάρτυρος Παρασκευά, Νεομάρτυρος Αναστασίας της δια Χριστόν σαλής</text:p>
          </table:table-cell>
          <table:table-cell office:value-type="string" calcext:value-type="string">
            <text:p>Ευδοκία (Ευδοκή, Κική), Παρασκευάς (Παράσχος, Πάρης, Πάρις), Παρασκευή (Βιβή, Βίβιαν, Βέτη, Βέττη, Βούλα, Εβίτα, Εύη), Χαρίσιος (Χαρίσης, Χάρισος), Χαρίσ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office:value-type="string" calcext:value-type="string">
            <text:p>Ψυχοσάββατο Α', Θεοδότου επισκόπου Κυρήνειας της Κύπρου, Μαρτύρων Ευθαλίας της παρθένου, Ησυχίου του συγκλητικού, Νέστορος επισκόπου και Τριβιμίνου διακόνου, Τρωαδίου και των συν αυτώ, Οσίου Κοΐντου του ομολογητού, Αγίων Ανδρονίκου και Αθανασίας, Τσαντ του εκ Σκωτίας, Οσίων Αρσενίου και Αβραμίου των εκ Ρωσίας, Οσίου Αρέθα του Εγκλείστου, Αρσενίου επισκόπου Τβερ της Ρωσίας, Οσίων Βαρσανουφίου, Σάββα, Σαββατίου και Ευφροσύνου των εκ Ρωσίας, Οσίου Ιωακείμ του Ιθακησίου, Αμβροσίου πατριάρχου Γεωργίας, Νικολάου του Πλανά, Σύναξη της Υπεραγίας Θεοτόκου της Ενθρόνου</text:p>
          </table:table-cell>
          <table:table-cell office:value-type="string" calcext:value-type="string">
            <text:p>Ευθαλία (Ευθαλιώ, Θάλεια, Θάλια, Θαλιώ), Τρωάδιος (Τρωάδης, Τρωάδος), Τρωάς (Τρωάδα, Τρωάδη, Τρωαδί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office:value-type="string" calcext:value-type="string">
            <text:p>Της Απόκρεω, Προφήτου Ιωήλ, Μαρτύρων Θεοδωρήτου πρεσβυτέρου Αντιοχείας, Βασιλίσκου, Ευτροπίου και Κλεονίκου, Οσίων Ζήνωνος και Ζωΐλου, Οσίας Πιαμούντος της παρθένου, Οσίας Αλεξάνδρας, Σύναξη της Υπεραγίας Θεοτόκου του Βοκολολάμσκ, Μνήμη των εννέα αγίων μαρτύρων των εκ Γεωργίας, Ιωάννου πατριάρχου Γεωργίας</text:p>
          </table:table-cell>
          <table:table-cell office:value-type="string" calcext:value-type="string">
            <text:p>Κλεόνικος, Κλεονίκη (Κλεονίκω, Νίκ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office:value-type="string" calcext:value-type="string">
            <text:p>Οσίου Γερασίμου του εν Ιορδάνη, Μαρτύρων Παύλου και Ιουλιανής, των αυταδέλφων, Ακακίου, Κοδράτου και Στρατονίκου των από δημίων, Γρηγορίου επισκόπου Κωνσταντίας της Κύπρου, Αδριανού, Οσίου Γρηγορίου επισκόπου Άσσου, Οσίου Γερασίμου του εκ Ρωσίας, Βασιλείου βασιλέως Ροστώβ της Ρωσίας, Οσιομαρτύρων Βασιλείου και Ιωάσαφ, Δανιήλ του πρίγκηπος, Μετακομιδή των λειψάνων του αγίου Βιασεσλάβου του Πρίγκηπος</text:p>
          </table:table-cell>
          <table:table-cell office:value-type="string" calcext:value-type="string">
            <text:p>Γεράσιμος (Μάκης, Μικές, Μίκης), Γερασιμίνα (Μήνα, Μίνα)</text:p>
          </table:table-cell>
          <table:table-cell table:number-columns-repeated="2"/>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office:value-type="string" calcext:value-type="string">
            <text:p>Μαρτύρων Αρχελάου, Κυρίλλου και Φωτίου και των συν αυτοίς 152, Οσίου Κόνωνος του εν Ισαυρία και Κόνωνος του κηπουρού, Ιερομάρτυρος Θεοφίλου επισκόπου Καισαρείας της Παλαιστίνης, Ευλαμπίου και Ευλογίου του εν Παλαιστίνη, Νεομαρτύρων Ιωάννου του Βουλγάρου και Γεωργίου του εκ Ραψάνης Γρεβενών, Οσίων Γρηγορίου αρχιεπισκόπου Κωνστάντιας της Κύπρου και Μάρκου του Αθηναίου πρεσβυτέρου του θαυματουργού, Διαδόχου επισκόπου Φωτικής, Νικολάου επισκόπου Αχρίδος και Ζίτσης, Οσίου Κιερανού του εξ Ιρλανδίας, Οσίων Ιωάσαφ και Βασιλείου των εκ Ρωσίας, Οσίων Αδριανού και Λεωνίδου των εκ Ρωσίας, Ανακομιδή των λειψάνων του αγίου Θεοδώρου του πρίγκηπος και των υιών αυτού αγίων Δαυίδ και Κωνσταντίνου</text:p>
          </table:table-cell>
          <table:table-cell office:value-type="string" calcext:value-type="string">
            <text:p>Αρχέλαος, Ευλόγιος (Ευλογής), Ευλογία, Κόνων</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office:value-type="string" calcext:value-type="string">
            <text:p>Μνήμη της ευρέσεως του Τιμίου Σταυρού μετά των Τιμίων Ήλων υπό της μακαρίας Ελένης, Μεγαλομαρτύρων Αετίου, Θεοδώρου, Θεοφίλου, Κωνσταντίνου και Μελισσηνού των στρατηγών, Βασσόη, Καλλίστου, Κρατερού και των συν αυτοίς 42 μαρτύρων των εξ Αμορίου (Φρυγίας) και εν Βαγδάτη μαρτυρησάντων, Ευβούλου, Ευφρόσυνου και Ιουλιανού, Οσίων Αρκαδίου αρχιεπισκόπου Κύπρου, Ησυχίου του θαυματουργού και Μαξίμου του μάρτυρος, Οσίου Ιώβ του Ερημίτου, Ανακομιδή Λειψάνων Νεομάρτυρος Αβραμίου, Σύναξη της Υπεραγίας Θεοτόκου της Τσζεστόκοβα, Σύναξη της Υπεραγίας Θεοτόκου της Καρδίας, Σύναξη της Υπεραγίας Θεοτόκου της Ουρανίου Χαράς</text:p>
          </table:table-cell>
          <table:table-cell office:value-type="string" calcext:value-type="string">
            <text:p>Ησύχιος (Ησύχης), Ησυχία</text:p>
          </table:table-cell>
          <table:table-cell/>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office:value-type="string" calcext:value-type="string">
            <text:p>Των εν Χερσώνι επισκοπευσάντων αγίων ιερομαρτύρων Αγαθοδώρου, Αιθέριου, Βασιλέως, Ελπιδίου, Ευγενίου, Εφραίμ και Καπίτωνος, Οσίων Αρκαδίου και Νέστορος επισκόπων Τριμυθούντος, Μαρτύρων Αιμιλιανού, Ιακώβου και Μαριανού, Εφραίμ πατριάρχου Αντιοχείας, Ιωάννου επισκόπου Υόρκης, Παύλου του Απλού του ομολογητού και Λαυρεντίου του εκ Μεγάρων, κτίτορος της μονής «Φανερωμένης» εν Σαλαμίνι, Σύναξη Υπεραγίας Θεοτόκου «της των Αμαρτωλών Εγγυήσεως»</text:p>
          </table:table-cell>
          <table:table-cell office:value-type="string" calcext:value-type="string">
            <text:p>Ευγένιος (Ευγένης), Ευγένια (Ευγενεία, Ευγενίκη, Τζένη)</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office:value-type="string" calcext:value-type="string">
            <text:p>Αποστόλου Ερμού εκ των Εβδομήκοντα, επισκόπου Δαλματίας, Οσίων Θεοφυλάκτου επισκόπου Νικομηδείας, Παύλου του ομολογητού επισκόπου Πλουσιάδος και Δομετίου, Δίωνος μάρτυρος, Κυρίλλου Ιερομάρτυρα, Μαρτύρων Φηλικίτης, Ερενίας, Ρογάτου, Φήλικος, ετέρου Ρογάτου, Βεάτου, Ουρβανού, Σιλβανού και Μαμμίλου, Οσίων Λαζάρου και Αθανασίου των εκ Ρωσίας, Σύναξη της Υπεραγίας Θεοτόκου του Σημείου</text:p>
          </table:table-cell>
          <table:table-cell office:value-type="string" calcext:value-type="string">
            <text:p>Ερμείας (Ερμαίας, Ερμαίος, Ερμής), Ερμειάς (Ερμεία), Θεοφύλακτος (Φυλακτός, Φυλαχτός), Θεοφύλακτη (Φυλακτή, Φυλαχτή)</text:p>
          </table:table-cell>
          <table:table-cell/>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office:value-type="string" calcext:value-type="string">
            <text:p>Των αγίων μεγάλων Τεσσαράκοντα μαρτύρων των εν τη λίμνη Σεβαστείας μαρτυρησάντων: Αγγία, Αγλαΐου, Αετίου, Αθανασίου, Ακακίου, Αλεξάνδρου, Βιβιανού, Γαΐου, Γοργονίου, Δομετιανού, Δόμνου, Εκδικίου, Ευνοϊκού, Ευτυχίου, Ηλιανού, Ηλία, Ηρακλείου, Ησυχίου, Θεοδούλου, Θεοφίλου, Ιωάννου, (Κανδίδου), Κλαυδίου, Κυρίλλου, Κυρίωνος, Λεοντίου, Λυσιμάχου, Μελίτωνος, Νικολάου, Ξανθίου, Ουαλερίου, Ουάλη, Πρίσκου, Σαρκεδώνος, Σεβηριανού, Σισιννίου, Σμαράγδου, Φιλοκτήμονος, Φλαβίου και Χουδίωνος, Ουρπασιανού μάρτυρος, Αγίου Καισαρίου αδελφού αγίου Γρηγορίου του Θεολόγου, Αγίων Μαρτύρων παππού, μάμμης, πατρός, μητρός και των δύο τέκνων, Οσίου Πασιανού επισκόπου Βαρκελώνης της Ισπανίας, Αγίου Κωνσταντίνου της Κορνουάλλης, Οσίου Βιταλίου του εκ Σικελίας, Οσίου Κλεόπα του εκ Ρωσίας, Σύναξη της Υπεραγίας Θεοτόκου εν Αλμπαζίν της Ρωσίας</text:p>
          </table:table-cell>
          <table:table-cell office:value-type="string" calcext:value-type="string">
            <text:p>Αετίων (Αέτης, Αέτιος, Αετός), Αετίς (Αετίνα), Βιβιανός, Βιβιανή (Βιβή, Βίβιαν, Βιβιάνα), Ηλιανός, Ηλιανή (Ηλιάνα, Ιλιάνα, Λιάνα), Λυσίμαχος, Λυσιμάχη, Ξάνθιος (Ξανθιάς, Ξάνθος, Ξανθούλιος), Ξανθή (Ξένια), Σαράντης (Σαράντος), Σαραντή (Σαραντούλα), Σεβηριανός (Σέβηρος), Σεβηριανή, Σμάραγδος (Σμαραγδένιος, Σμαράγδης, Σμάρης), Σμαραγδία (Σμάρα, Σμαράγδα, Σμαραγδένια, Σμαραγδή, Σμαράγδω, Σμαρούλα, Σμαρώ), Φιλοκτήμων (Φιλοκτήμονας)</text:p>
          </table:table-cell>
          <table:table-cell table:number-columns-repeated="2"/>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office:value-type="string" calcext:value-type="string">
            <text:p>Τυροφάγου, Κοδράτου του εν Κορίνθω και των συν αυτώ Ανεκτού, Διονυσίου, Κρήσκεντος, Κυπριανού, Παύλου και Μαρκιανού, Νεομάρτυρος Μιχαήλ Μαυροειδή του εν Αδριανουπόλει, Οσίας Αναστασίας της πατρικίας, Οσίου Αγάθωνος, Οσίου Ιωάννου του εκ Γεωργίας</text:p>
          </table:table-cell>
          <table:table-cell office:value-type="string" calcext:value-type="string">
            <text:p>[Ανεπίσημα] Κόδρος (Κοδράτος), Κόδρα</text:p>
          </table:table-cell>
          <table:table-cell table:number-columns-repeated="2"/>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office:value-type="string" calcext:value-type="string">
            <text:p>Καθαρά Δευτέρα, Σωφρονίου Πατριάρχου Ιεροσολύμων, Θεοδώρας της βασιλίσσης Άρτης της εκ Σερβίων Κοζάνης, Γεωργίου του Σιναΐτου, Γεωργίου του θαυματουργού και νεοφανούς του εν Διϊπίω, Ζαχαρίου, Ιερομάρτυρος Πιονίου πρεσβυτέρου και Σαβίνας, Μαρτύρων Θαλλού και Τροφίμου, των εν Λαοδικεία και Σαβίνα, Μαρτύρων Ηρακλέους και Ζωσιμά, Μνήμη των Σύρων μαρτύρων, Αγίου Κωνσταντίνου βασιλέως του Στραθκλάϊντ, Ιερομάρτυρος Ευλογίου και των συν αυτώ, Λωκρητίας (Λουκρητίας) και δύο άλλων ανωνύμων παρθένων, Μνήμη της ανακομιδής των λειψάνων του αγίου μάρτυρος Επιμάχου, Ευθυμίου του θαυματουργού αρχιεπισκόπου Νόβγκοροντ, Αγίου Παύλου τσάρου της Ρωσίας, Οσίου Σωφρονίου του Εγκλείστου, Σωφρονίου επισκόπου Βράτσης της Βουλγαρίας, Οσίου Αλεξίου του εκ Ρωσίας</text:p>
          </table:table-cell>
          <table:table-cell office:value-type="string" calcext:value-type="string">
            <text:p>Θαλής (Θαλλής, Θαλλός), Θάλεια (Θάλλεια, Θάλλω), Θεόδωρος (Δώρης, Θοδωρής, Θόδωρος, Θώδης, Θώδος), Θεοδώρα (Δώρα, Θοδώρα, Ντόρα), Σαβίνα (Ζαμπίνα, Ζαμπία, Σαμπίνα), Σωφρόνιος (Σωφρόνης), Σωφρονία (Σωφρόνη)</text:p>
          </table:table-cell>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office:value-type="string" calcext:value-type="string">
            <text:p>Γρηγορίου του Μεγάλου, Πάπα Ρώμης, του επονομαζόμενου «Διαλόγου», Θεοφάνους ομολογητού, επισκόπου Σιγριανής, Οσίων Συμεώνος του νέου Θεολόγου και Συμεών του Ευλαβούς, Φινεές του δικαίου και Ααρών, αδελφού του θεόπτου Μωϋσέως, Των Αγίων εννέα εν Περσίδι Μαρτύρων, Αγίου Δημητρίου βασιλέως της Γεωργίας, Ιερομάρτυρος Νικηφόρου της Κριμαίας, Οσίου Νικοδήμου του Ηγουμένου της μονής εν Μάμμολα της Καλαβρίας</text:p>
          </table:table-cell>
          <table:table-cell office:value-type="string" calcext:value-type="string">
            <text:p>Γρηγόριος (Γόλης, Γρηγόρης), Γρηγορία, Θεοφάνης (Φάνης), Θεοφανία (Θεανώ, Θεοφανώ, Φανή, Φανή, Φάνια, Φένια)</text:p>
          </table:table-cell>
          <table:table-cell/>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office:value-type="string" calcext:value-type="string">
            <text:p>Ανακομιδή λειψάνων Νικηφόρου Πατριάρχου Κωνσταντινουπόλεως του Ομολογητού, Πουπλίου επισκόπου Αθηνών, Ιερομάρτυρος Μαρίου επισκόπου Σεβαστείας, Μαρτύρων Αβίβου του Αιγυπτίου, Αφρικανού, Πουπλίου, Τερεντίου και Χριστίνης της εκ Περσίας, Μαρτύρων Αλεξάνδρου, Διονυσίου και Φρόντωνος, Οσίας Ευφρασίας, Οσιομάρτυρος Θεοκτίστου</text:p>
          </table:table-cell>
          <table:table-cell office:value-type="string" calcext:value-type="string">
            <text:p>Λέανδρος, Μάριος, Μαρία (Μανιώ, Μαργέτα, Μαργετίνα, Μαριώ, Μαριωρή, Μαρίκα, Μαριγώ, Μαριέττα, Μαρινίκη, Μαρούσα, Μάρσια, <text:s/>Μάρω)</text:p>
          </table:table-cell>
          <table:table-cell/>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office:value-type="string" calcext:value-type="string">
            <text:p>Οσίου Βενεδίκτου του εκ Νουρσίας, αρχιμανδρίτου Ρώμης, Ευσχήμονος του Ομολογητού, επισκόπου Λαμψάκου, Μάρτυρος Αλεξάνδρου του εν Πύδνη, Μάρτυρος Φλωρεντίου του εν Θεσσαλονίκη, Μαρτύρων Βασιλείου και Ευφρασίου, Πέτρου και Αφροδισίου, Ευτυχίου και των συν αυτώ Μαρτύρων, Βονιφατίου επισκόπου Ρος της Σκωτίας, Αγίου Ροστισλάβου, πρίγκηπος Κιέβου και Σμολένσκ, Θεογνώστου του Έλληνος, μητροπολίτου Κιέβου, Ιωάννου του δια Χριστόν σαλού, Οσίου Ανδρέου του εκ Ρωσίας, Σύναξη Υπεραγίας Θεοτόκου του Θεοδώρου</text:p>
          </table:table-cell>
          <table:table-cell office:value-type="string" calcext:value-type="string">
            <text:p>Βενέδικτος, Βενεδίκτη (Βενεδικτίνα, Βενεδικτίνη), Ευφράσιος (Ευφράσας, Ευφράσης, Φράσας, Φράσης, Φράσιος), 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office:value-type="string" calcext:value-type="string">
            <text:p>Αριστοβούλου αποστόλου, επισκόπου Βρετανίας, Μάρτυρος Αγαπίου και των συν αυτώ: Πλησίου, Ρωμύλου, Τιμολάου, Αλεξάνδρου, Αλεξάνδρου, Διονυσίου και Διονυσίου, Νικάνδρου του εν Αιγύπτω, Νεομαρτύρων Μανουήλ Κρητός του εν Χίω και Παρθενίου διακόνου του εν Διδυμοτείχω, Οσίου Ιωάννου του εν τω φρεάτι, Ανάμνησις της σωτηρίας της νήσου Λευκάδος εκ του σεισμού <text:s text:c="4"/>Αριστοβούλου αποστόλου, επισκόπου Βρετανίας († α΄αι.) <text:s text:c="4"/>Μάρτυρος Αγαπίου και των συν αυτώ: Πλησίου, Ρωμύλου, Τιμολάου, Αλεξάνδρου, Αλεξάνδρου, Διονυσίου και Διονυσίου <text:s text:c="4"/>Νικάνδρου του εν Αιγύπτω <text:s text:c="4"/>Νεομαρτύρων Μανουήλ Κρητός, του εν Χίω (†1792) και Παρθενίου διακόνου, του εν Διδυμοτείχω (†1805) <text:s text:c="4"/>Οσίου Ιωάννου του εν τω φρεάτι <text:s text:c="4"/>Ανάμνησις της σωτηρίας της νήσου Λευκάδος εκ του σεισμού </text:p>
          </table:table-cell>
          <table:table-cell office:value-type="string" calcext:value-type="string">
            <text:p>Αγάπιος, Αγάπη, [Ανεπίσημα] Αριστόβουλος, Αριστοβούλη</text:p>
          </table:table-cell>
          <table:table-cell/>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office:value-type="string" calcext:value-type="string">
            <text:p>Αγίου Θεοδώρου, Μάρτυρος Σαβίνου του εν Αιγύπτω, Μάρτυρος Πάπα του εκ Λυκαονίας, Χριστοδούλου του εν Πάτμω, Αγίων δέκα μαρτύρων, των εν Φοινίκη, Μάρτυρος Ιουλιανού του εξ Αναζαρβού (Ιουλιανού του Κίλικος), Ιερομάρτυρος Ρωμανού του εν Παρίω, Ιερομάρτυρος Αλεξάνδρου Πάπα Ρώμης, Οσίου Ανίνου του εν τω Ευφράτη του Θαυματουργού, Οσίου Ιωάννου του εν Ρουφινιαναίς, Ιερομαρτύρων Εβεντίου και Θεοδούλου, Αγίου Αντωνίου του εκ Γεωργίας, Οσίου Ποιμένος του εκ Γεωργίας</text:p>
          </table:table-cell>
          <table:table-cell office:value-type="string" calcext:value-type="string">
            <text:p>Θεόδωρος (Δώρης, Θοδωρής, Θόδωρος, Θώδης, Θώδος), Θεοδώρα (Δώρα, Θοδώρα, Ντόρα), Ιουλιανός (Γιουλιανός, Γιολανός, Γιούλης, Ιούλιος), Ιουλιανή (Γιολάντα, Γιουλία, Γιούλα, Ιουλία, Τζούλια), Χριστόδουλος, Χριστοδούλη (Χριστοδούλ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1">00/00/0000</text:date>, <text:time style:data-style-name="N2" text:time-value="11:04:50.9376185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1T12:33:40.250044462</dc:date>
    <meta:editing-duration>P1DT7H14M29S</meta:editing-duration>
    <meta:editing-cycles>30</meta:editing-cycles>
    <meta:generator>LibreOffice/6.3.4.2.0$Linux_X86_64 LibreOffice_project/30$Build-2</meta:generator>
    <meta:document-statistic meta:table-count="1" meta:cell-count="2324" meta:object-count="0"/>
  </office:meta>
</office:document-meta>
</file>